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ROVERBS 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<text:s text:c="1"/>THE REASONS FOR THE PROVERBS (1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<text:s text:c="1"/>THE REASONS FOR THE PROVERBS (1:1-7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o grasp wisdom and discipline (1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o receive guidance and understand deep thoughts (1:3, 5-7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o give insight to the immature and mature alike (1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PROVERBS 1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<text:s text:c="1"/>THE REASONS FOR THE PROVERBS (1:1-7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RECIPIENTS OF THE PROVERBS (1:8-33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-title-Title-Slide" presentation:presentation-page-layout-name="Master1-PPL1" draw:id="Slide-259">
        <draw:frame draw:id="id89" presentation:style-name="a477" draw:name="Title 1" svg:x="1.38in" svg:y="0.83in" svg:width="10.3in" svg:height="4.42in" presentation:class="title" presentation:placeholder="false">
          <draw:text-box>
            <text:p text:style-name="a476" text:class-names="" text:cond-style-name=""><text:span text:style-name="a474" text:class-names=""><text:s text:c="1"/>THE RECIPIENTS OF THE PROVERBS (1:8-33):<text:s text:c="1"/></text:span><text:span text:style-name="a475" text:class-names=""/></text:p>
          </draw:text-box>
          <svg:title/>
          <svg:desc/>
        </draw:frame>
        <draw:frame draw:id="id90" presentation:style-name="a482" draw:name="Subtitle 2" svg:x="1.38in" svg:y="5.25in" svg:width="10.3in" svg:height="1.85in" presentation:class="subtitle" presentation:placeholder="false">
          <draw:text-box>
            <text:p text:style-name="a479" text:class-names="" text:cond-style-name=""><text:span text:style-name="a478" text:class-names=""><text:s text:c="1"/>Advice regarding wicked companions (1:8-19):<text:s text:c="1"/></text:span></text:p>
            <text:p text:style-name="a481" text:class-names="" text:cond-style-name=""><text:span text:style-name="a480" text:class-names=""/></text:p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Advice regarding wicked companions (1:8-19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y terrorize others (1:8-17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trap themselves and rob themselves of life (1:18-19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RECIPIENTS OF THE PROVERBS (1:8-3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dvice regarding wicked companions (1:8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dvice regarding wisdom's counsel (1:20-3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dvice regarding wisdom's counsel (1:20-33):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Her call (1:20-21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er condemnation (1:22-32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Her consolation (1:33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RECIPIENTS OF THE PROVERBS (1:8-3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dvice regarding wicked companions (1:8-1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dvice regarding wisdom's counsel (1:20-3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PROVERBS 1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REASONS FOR THE PROVERBS (1:1-7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RECIPIENTS OF THE PROVERBS (1:8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</dc:title>
    <meta:initial-creator>David STRICKLAND</meta:initial-creator>
    <dc:creator>David STRICKLAND</dc:creator>
    <meta:creation-date>2020-02-23T23:17:23Z</meta:creation-date>
    <dc:date>2020-02-23T23:17:23Z</dc:date>
    <meta:template xlink:href="BibleStudy" xlink:type="simple"/>
    <meta:editing-cycles>1</meta:editing-cycles>
    <meta:editing-duration>PT0S</meta:editing-duration>
    <meta:document-statistic meta:paragraph-count="27" meta:word-count="215"/>
  </office:meta>
</office:document-meta>
</file>